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TIPO_0703</text:p>
          </table:table-cell>
          <table:table-cell office:value-type="string" calcext:value-type="string">
            <text:p>F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entralElect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entralTerm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CentralHidrau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entralNuclear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entralEo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CentralSolar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entralCicloCombinado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00:50:41.1873686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0:42:15.301745226</meta:creation-date>
    <dc:date>2016-06-02T00:50:59.270498770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16" meta:object-count="0"/>
  </office:meta>
</office:document-meta>
</file>